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S</mi>
      <mo stretchy="false">=</mo>
      <mfrac>
        <mrow>
          <munderover>
            <mo stretchy="false">∑</mo>
            <mn>1</mn>
            <mn>2</mn>
          </munderover>
          <mn>1353</mn>
        </mrow>
        <mn>14880</mn>
      </mfrac>
      <mo stretchy="false">=</mo>
      <mn>0.18</mn>
      <mo stretchy="false">&lt;</mo>
      <mn>0.3</mn>
    </mrow>
    <annotation encoding="StarMath 5.0">S = { sum from{1} to{2} 1353 }  over {14880} = 0.18 &lt; 0.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28:31.127726906</meta:creation-date>
    <dc:date>2019-11-19T20:33:53.711898650</dc:date>
    <meta:editing-duration>PT5M22S</meta:editing-duration>
    <meta:editing-cycles>2</meta:editing-cycles>
    <meta:generator>LibreOffice/6.0.7.3$Linux_X86_64 LibreOffice_project/00m0$Build-3</meta:generator>
  </office:meta>
</office:document-meta>
</file>